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25-01-13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24-02-0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23-01-26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21-12-07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20-12-09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19-12-02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17-01-0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16-01-19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15-01-18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14-02-19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12-12-21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12-01-05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10-12-15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09-12-10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09-01-14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08-02-05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07-01-3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06-01-05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05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04-02-11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03-01-1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02-01-16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01-01-0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2000-01-11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9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9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9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9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9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9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9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8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85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8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83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8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8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8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8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8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9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8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1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7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7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4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2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6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8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7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3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2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0346095411301</text:p>
          </table:table-cell>
          <table:table-cell office:value-type="string" calcext:value-type="string">
            <text:p>1950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